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09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<text:span text:style-name="T1">EVO-DOS v</text:span>0.29</text:p>
      <text:p text:style-name="P2"/>
      <text:p text:style-name="P6">В связи с тем что основой <text:span text:style-name="T1">EVO-DOS </text:span>послужила прошивка <text:span text:style-name="T1">TR-DOS 5.03 </text:span>полное описание можно прочитать именно на <text:span text:style-name="T1">TR-DOS. </text:span>Здесь будет описано отличия и дополнительные возможности. </text:p>
      <text:p text:style-name="P6"/>
      <text:p text:style-name="P3">1. Удаленные возможности.</text:p>
      <text:p text:style-name="P5"/>
      <text:p text:style-name="P6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">Удалена поддержка односторонних дисководов, удалены команда выбора количества дорожек (команды 40 и 80).</text:p>
      <text:p text:style-name="P6"/>
      <text:p text:style-name="P7">2. <text:span text:style-name="T3">Добавленные</text:span><text:span text:style-name="T4"> </text:span><text:span text:style-name="T3">возможности</text:span><text:span text:style-name="T4">.</text:span></text:p>
      <text:p text:style-name="P7"><text:span text:style-name="T4"/></text:p>
      <text:p text:style-name="P8"><text:span text:style-name="T4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5">K</text:span><text:span text:style-name="T4">» на </text:span><text:span text:style-name="T5">«L» </text:span><text:span text:style-name="T4">и иметь возможность посимвольного ввода. Регистр ввода значения не имеет.</text:span></text:p>
      <text:p text:style-name="P8"><text:span text:style-name="T4">Команда .</text:span><text:span text:style-name="T5">ver </text:span><text:span text:style-name="T4">выводит на экран название </text:span><text:span text:style-name="T5">DOS, </text:span><text:span text:style-name="T4">версию и дату сборки. Данные для вывода берется из последних 8 байт ПЗУ самого </text:span><text:span text:style-name="T5">DOS.</text:span></text:p>
      <text:p text:style-name="P4"><text:span text:style-name="T5">Команда .</text:span><text:span text:style-name="T2">virt </text:span><text:span text:style-name="T5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2">CMOS. </text:span><text:span text:style-name="T5">Формат команды .</text:span><text:span text:style-name="T2">virt x: </text:span><text:span text:style-name="T5">здесь </text:span><text:span text:style-name="T2">x </text:span><text:span text:style-name="T5">любая буква дисковода </text:span><text:span text:style-name="T2">A,B,C,D. </text:span><text:span text:style-name="T5">Наличие «:» после буквы диска обязательно.</text:span></text:p>
      <text:p text:style-name="P4"><text:span text:style-name="T5">Кроме возможности стандартного </text:span><text:span text:style-name="T2">TR-DOS </text:span><text:span text:style-name="T5">для смены диска командой *</text:span><text:span text:style-name="T2">”X:” </text:span><text:span text:style-name="T5">где </text:span><text:span text:style-name="T2">X-</text:span><text:span text:style-name="T5">любая буква дисковода </text:span><text:span text:style-name="T2">A,B,C,D </text:span><text:span text:style-name="T5">можно поменять дисковод командой .</text:span><text:span text:style-name="T2">x: </text:span><text:span text:style-name="T5">подставив вместо </text:span><text:span text:style-name="T2">x </text:span><text:span text:style-name="T5">нужную букву требуемого дисковода. Наличие символа «:» обязатель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3cm" fo:margin-left="1.085cm" fo:margin-right="1.0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4T00:34:10.79</meta:creation-date>
    <dc:date>2011-12-04T22:50:48.01</dc:date>
    <meta:editing-duration>PT22H16M35S</meta:editing-duration>
    <meta:editing-cycles>5</meta:editing-cycles>
    <meta:generator>LibreOffice/3.3$Win32 LibreOffice_project/330m19$Build-202</meta:generator>
    <meta:document-statistic meta:table-count="0" meta:image-count="0" meta:object-count="0" meta:page-count="1" meta:paragraph-count="10" meta:word-count="193" meta:character-count="1362"/>
  </office:meta>
</office:document-meta>
</file>